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9f1bf" officeooo:paragraph-rsid="0009f1bf"/>
    </style:style>
    <style:style style:name="P2" style:family="paragraph" style:parent-style-name="Standard">
      <style:paragraph-properties fo:text-align="end" style:justify-single-word="false"/>
      <style:text-properties officeooo:rsid="0009f1bf" officeooo:paragraph-rsid="0009f1bf"/>
    </style:style>
    <style:style style:name="P3" style:family="paragraph" style:parent-style-name="Standard">
      <style:text-properties officeooo:paragraph-rsid="0009f1bf"/>
    </style:style>
    <style:style style:name="P4" style:family="paragraph" style:parent-style-name="Standard" style:master-page-name="Standard">
      <style:paragraph-properties style:page-number="auto"/>
      <style:text-properties officeooo:rsid="0009f1bf" officeooo:paragraph-rsid="0009f1bf"/>
    </style:style>
    <style:style style:name="T1" style:family="text">
      <style:text-properties officeooo:rsid="0009f1b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M. Testu François</text:p>
      <text:p text:style-name="P1">6 rue de Tivoli 31000 Toulouse</text:p>
      <text:p text:style-name="Standard"><text:bookmark text:name="_GoBack"/></text:p>
      <text:p text:style-name="P2">M. Keller Julien</text:p>
      <text:p text:style-name="P2">1194 rue Fréchette, </text:p>
      <text:p text:style-name="P2">J4J 5G6 Longueuil QC, Canada</text:p>
      <text:p text:style-name="Standard"/>
      <text:p text:style-name="Standard">Le <text:span text:style-name="T1">27 avril </text:span>à <text:span text:style-name="T1">Toulouse,</text:span></text:p>
      <text:p text:style-name="Standard"/>
      <text:p text:style-name="P3">Objet : Résiliation de bail du logement sis au <text:span text:style-name="T1">6 rue de Tivoli 31000 Toulouse</text:span></text:p>
      <text:p text:style-name="Standard"/>
      <text:p text:style-name="Standard">Cher Monsieur, </text:p>
      <text:p text:style-name="Standard"/>
      <text:p text:style-name="P3">Je suis locataire du logement meublé situé <text:span text:style-name="T1">au 6 rue de Tivoli</text:span>. Suite à notre conversation, je vous confirme, par la présente, ma volonté de mettre un terme au contrat de location qui nous lie depuis le <text:span text:style-name="T1">4 Août 2021</text:span>.</text:p>
      <text:p text:style-name="Standard"/>
      <text:p text:style-name="Standard">Conformément au bail de location et aux dispositions des articles 12 et 15 de la loi n°89-462 du 6 juillet 1989, le préavis d’<text:span text:style-name="T1">un </text:span>mois qui régit le contrat de location en meublé, débutera dès réception de cette lettre envoyée en recommandé avec avis de réception. En prenant en compte le délai postal de <text:span text:style-name="T1">5</text:span> jours - l'avis de réception de ce courrier faisant foi -, la résiliation prendra effet le <text:span text:style-name="T1">2 Juin 2023.</text:span></text:p>
      <text:p text:style-name="Standard"/>
      <text:p text:style-name="Standard">Je suis à votre disposition pour convenir, selon nos emplois du temps respectifs, d'un rendez-vous afin de dresser l'état des lieux de sortie de l'appartement et vous remettre les clés du logement. Selon la loi et sous réserve des conclusions de l'état des lieux du logement, vous disposerez ensuite d'un délai d'un mois pour me rendre le dépôt <text:span text:style-name="T1">de garantie </text:span>versé lors de la signature du contrat.</text:p>
      <text:p text:style-name="Standard"/>
      <text:p text:style-name="Standard">En vous souhaitant bonne réception de ce courrier, veuillez recevoir, Monsieur, l'expression de mes salutations distinguées.</text:p>
      <text:p text:style-name="Standard"/>
      <text:p text:style-name="Standard">Signatur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stine Gay</meta:initial-creator>
    <meta:editing-cycles>2</meta:editing-cycles>
    <meta:creation-date>2022-06-16T12:50:00</meta:creation-date>
    <dc:date>2023-04-27T15:15:16.026027203</dc:date>
    <meta:editing-duration>PT3M22S</meta:editing-duration>
    <meta:generator>LibreOffice/6.4.7.2$Linux_X86_64 LibreOffice_project/40$Build-2</meta:generator>
    <meta:document-statistic meta:table-count="0" meta:image-count="0" meta:object-count="0" meta:page-count="1" meta:paragraph-count="13" meta:word-count="240" meta:character-count="1375" meta:non-whitespace-character-count="1146"/>
    <meta:user-defined meta:name="AppVersion">16.0000</meta:user-defined>
    <meta:user-defined meta:name="Company">CCM BENCHMARK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